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16cm" fo:min-width="3.262cm" fo:padding-top="0.15cm" fo:padding-bottom="0.15cm" fo:padding-left="0.275cm" fo:padding-right="0.275cm" fo:wrap-option="no-wrap"/>
    </style:style>
    <style:style style:name="gr2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1.36cm" fo:min-width="3.464cm" fo:padding-top="0.15cm" fo:padding-bottom="0.15cm" fo:padding-left="0.275cm" fo:padding-right="0.275cm" fo:wrap-option="no-wrap"/>
    </style:style>
    <style:style style:name="gr3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98cm" fo:min-width="3.262cm" fo:padding-top="0.15cm" fo:padding-bottom="0.15cm" fo:padding-left="0.275cm" fo:padding-right="0.275cm" fo:wrap-option="no-wrap"/>
    </style:style>
    <style:style style:name="gr4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98cm" fo:min-width="3.464cm" fo:padding-top="0.15cm" fo:padding-bottom="0.15cm" fo:padding-left="0.275cm" fo:padding-right="0.275cm" fo:wrap-option="no-wrap"/>
    </style:style>
    <style:style style:name="gr5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97cm" fo:min-width="3.006cm" fo:padding-top="0.15cm" fo:padding-bottom="0.15cm" fo:padding-left="0.275cm" fo:padding-right="0.275cm" fo:wrap-option="no-wrap"/>
    </style:style>
    <style:style style:name="gr6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16cm" fo:min-width="3.26cm" fo:padding-top="0.15cm" fo:padding-bottom="0.15cm" fo:padding-left="0.275cm" fo:padding-right="0.275cm" fo:wrap-option="no-wrap"/>
    </style:style>
    <style:style style:name="gr7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16cm" fo:min-width="2.665cm" fo:padding-top="0.15cm" fo:padding-bottom="0.15cm" fo:padding-left="0.275cm" fo:padding-right="0.275cm" fo:wrap-option="no-wrap"/>
    </style:style>
    <style:style style:name="gr8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16cm" fo:min-width="2.658cm" fo:padding-top="0.15cm" fo:padding-bottom="0.15cm" fo:padding-left="0.275cm" fo:padding-right="0.275cm" fo:wrap-option="no-wrap"/>
    </style:style>
    <style:style style:name="gr9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16cm" fo:min-width="2.244cm" fo:padding-top="0.15cm" fo:padding-bottom="0.15cm" fo:padding-left="0.275cm" fo:padding-right="0.275cm" fo:wrap-option="no-wrap"/>
    </style:style>
    <style:style style:name="gr10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97cm" fo:min-width="2.752cm" fo:padding-top="0.15cm" fo:padding-bottom="0.15cm" fo:padding-left="0.275cm" fo:padding-right="0.275cm" fo:wrap-option="no-wrap"/>
    </style:style>
    <style:style style:name="gr11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97cm" fo:min-width="3.262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16cm" fo:min-width="2.69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97cm" fo:min-width="4.022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draw:stroke="dash" draw:stroke-dash="Fine_20_Dashed" svg:stroke-width="0.05cm" svg:stroke-color="#0047ff" draw:marker-start="Symmetric_20_Arrow" draw:marker-start-width="0.211cm" draw:marker-end-width="0.275cm" svg:stroke-opacity="70%" draw:textarea-horizontal-align="justify" draw:textarea-vertical-align="middle" draw:auto-grow-height="false" fo:min-height="0.726cm" fo:min-width="3.262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 fo:text-align="star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style:font-name="Consolas" fo:font-size="10pt" style:font-size-asian="18pt" style:font-size-complex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Consolas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812cm" svg:height="1.016cm" svg:x="4.881cm" svg:y="3.5cm">
            <text:p text:style-name="P1"><text:span text:style-name="T1">This directory holds all</text:span></text:p>
            <text:p text:style-name="P1"><text:span text:style-name="T1">the project documentation.</text:span></text:p>
            <draw:enhanced-geometry svg:viewBox="0 0 21600 21600" draw:mirror-horizontal="true" draw:type="line-callout-1" draw:modifiers="-10644.2171518489 50166.3716814159 -1404.87804878049 11745.132743362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" draw:text-style-name="P1" draw:layer="layout" svg:width="4.014cm" svg:height="1.66cm" svg:x="4.931cm" svg:y="6.294cm">
            <text:p text:style-name="P1"><text:span text:style-name="T1">Directory used to hold</text:span></text:p>
            <text:p text:style-name="P1"><text:span text:style-name="T1">different operating system</text:span></text:p>
            <text:p text:style-name="P1"><text:span text:style-name="T1">components like executables</text:span></text:p>
            <text:p text:style-name="P1"><text:span text:style-name="T1">and libraries.</text:span></text:p>
            <draw:enhanced-geometry svg:viewBox="0 0 21600 21600" draw:mirror-horizontal="true" draw:mirror-vertical="false" draw:type="line-callout-1" draw:modifiers="-12927.7210460772 15097.8928356412 -1328.81693648817 7204.3347381095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3" draw:text-style-name="P1" draw:layer="layout" svg:width="3.812cm" svg:height="1.28cm" svg:x="4.752cm" svg:y="11.237cm">
            <text:p text:style-name="P1"><text:span text:style-name="T1">This directory contains the</text:span></text:p>
            <text:p text:style-name="P1"><text:span text:style-name="T1">implementation source files</text:span></text:p>
            <text:p text:style-name="P1"><text:span text:style-name="T1">for the project.</text:span></text:p>
            <draw:enhanced-geometry svg:viewBox="0 0 21600 21600" draw:mirror-horizontal="true" draw:type="line-callout-1" draw:modifiers="-11301.3375295043 -13388.2903981265 -1410.54287962234 9341.45199063232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4" draw:text-style-name="P1" draw:layer="layout" svg:width="4.014cm" svg:height="1.28cm" svg:x="14.279cm" svg:y="11.872cm">
            <text:p text:style-name="P1"><text:span text:style-name="T1">The tests you write (unit tests,</text:span></text:p>
            <text:p text:style-name="P1"><text:span text:style-name="T1">fixtures, and functional tests)</text:span></text:p>
            <text:p text:style-name="P1"><text:span text:style-name="T1">all go here.</text:span></text:p>
            <draw:enhanced-geometry svg:viewBox="0 0 21600 21600" draw:mirror-horizontal="false" draw:type="line-callout-1" draw:modifiers="-11087.8206724782 -18548.0093676815 -1328.81693648817 9341.45199063232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5" draw:text-style-name="P3" draw:layer="layout" svg:width="3.556cm" svg:height="1.27cm" svg:x="5.262cm" svg:y="1.849cm">
            <text:p text:style-name="P2"><text:span text:style-name="T1">Project home directory to</text:span></text:p>
            <text:p text:style-name="P2"><text:span text:style-name="T1">organize all project</text:span></text:p>
            <text:p text:style-name="P2"><text:span text:style-name="T1">components.</text:span></text:p>
            <draw:enhanced-geometry svg:viewBox="0 0 21600 21600" draw:mirror-horizontal="true" draw:mirror-vertical="false" draw:type="line-callout-1" draw:modifiers="-11288.8389091931 58359.0873328088 -1518.13325836379 9397.95436664044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6" draw:text-style-name="P3" draw:layer="layout" svg:width="3.81cm" svg:height="1.016cm" svg:x="16.438cm" svg:y="5.405cm">
            <text:p text:style-name="P2"><text:span text:style-name="T1">Directory used to hold</text:span></text:p>
            <text:p text:style-name="P2"><text:span text:style-name="T1">the executable binary files.</text:span></text:p>
            <draw:enhanced-geometry svg:viewBox="0 0 21600 21600" draw:mirror-horizontal="false" draw:type="line-callout-1" draw:modifiers="-11670.0078719496 64630.0884955752 -1422.61873524009 11766.3716814159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7" draw:text-style-name="P3" draw:layer="layout" svg:width="3.215cm" svg:height="1.016cm" svg:x="16.438cm" svg:y="6.929cm">
            <text:p text:style-name="P2"><text:span text:style-name="T1">Directory used to hold</text:span></text:p>
            <text:p text:style-name="P2"><text:span text:style-name="T1">the built library files.</text:span></text:p>
            <draw:enhanced-geometry svg:viewBox="0 0 21600 21600" draw:mirror-horizontal="false" draw:mirror-vertical="false" draw:type="line-callout-1" draw:modifiers="-13808.9552238806 39886.7256637168 -1672.38805970149 11745.132743362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8" draw:text-style-name="P3" draw:layer="layout" svg:width="3.208cm" svg:height="1.016cm" svg:x="16.438cm" svg:y="8.707cm">
            <text:p text:style-name="P2"><text:span text:style-name="T1">Directory used to hold</text:span></text:p>
            <text:p text:style-name="P2"><text:span text:style-name="T1">the built object files.</text:span></text:p>
            <draw:enhanced-geometry svg:viewBox="0 0 21600 21600" draw:mirror-horizontal="false" draw:type="line-callout-1" draw:modifiers="-13993.8921782487 9153.98230088496 -1682.76721720162 11745.132743362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9" draw:text-style-name="P3" draw:layer="layout" svg:width="2.794cm" svg:height="1.016cm" svg:x="6.532cm" svg:y="8.326cm">
            <text:p text:style-name="P2"><text:span text:style-name="T1">Directory used to</text:span></text:p>
            <text:p text:style-name="P2"><text:span text:style-name="T1">hold the built files.</text:span></text:p>
            <draw:enhanced-geometry svg:viewBox="0 0 21600 21600" draw:mirror-horizontal="true" draw:mirror-vertical="false" draw:type="line-callout-1" draw:modifiers="-21831.8425760286 -8453.09734513275 -1932.02146690519 11723.893805309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0" draw:text-style-name="P3" draw:layer="layout" svg:width="3.302cm" svg:height="1.27cm" svg:x="14.66cm" svg:y="10.231cm">
            <text:p text:style-name="P2"><text:span text:style-name="T1">This directory holds all</text:span></text:p>
            <text:p text:style-name="P2"><text:span text:style-name="T1">libraries provided by</text:span></text:p>
            <text:p text:style-name="P2"><text:span text:style-name="T1">third-party.</text:span></text:p>
            <draw:enhanced-geometry svg:viewBox="0 0 21600 21600" draw:mirror-horizontal="false" draw:type="line-callout-1" draw:modifiers="-7016.89373297003 -11845.1612903226 -1634.87738419619 9397.95436664044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1" draw:text-style-name="P1" draw:layer="layout" svg:width="3.812cm" svg:height="1.27cm" svg:x="16.436cm" svg:y="3.781cm">
            <text:p text:style-name="P1"><text:span text:style-name="T1">Operating system directory.</text:span></text:p>
            <text:p text:style-name="P1"><text:span text:style-name="T1">Examples: Linux, Windows,</text:span></text:p>
            <text:p text:style-name="P1"><text:span text:style-name="T1">MacOS, FreeBSD, etc</text:span></text:p>
            <draw:enhanced-geometry svg:viewBox="0 0 21600 21600" draw:mirror-horizontal="false" draw:mirror-vertical="false" draw:type="line-callout-1" draw:modifiers="-13946.8135326515 72124.6262785209 -1404.87804878049 9380.9598741148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2" draw:text-style-name="P3" draw:layer="layout" svg:width="3.24cm" svg:height="1.016cm" svg:x="5.389cm" svg:y="4.897cm">
            <text:p text:style-name="P2"><text:span text:style-name="T1">This directory contains</text:span></text:p>
            <text:p text:style-name="P2"><text:span text:style-name="T1">all project declarations.</text:span></text:p>
            <draw:enhanced-geometry svg:viewBox="0 0 21600 21600" draw:mirror-horizontal="true" draw:mirror-vertical="false" draw:type="line-callout-1" draw:modifiers="-13295.8963282937 30010.6194690265 -1666.15242209195 11723.893805309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3" draw:text-style-name="P1" draw:layer="layout" svg:width="4.572cm" svg:height="1.27cm" svg:x="15.295cm" svg:y="2.103cm">
            <text:p text:style-name="P1"><text:span text:style-name="T1">This directory holds all external</text:span></text:p>
            <text:p text:style-name="P1"><text:span text:style-name="T1">declarations for libraries provided</text:span></text:p>
            <text:p text:style-name="P1"><text:span text:style-name="T1">by third-party.</text:span></text:p>
            <draw:enhanced-geometry svg:viewBox="0 0 21600 21600" draw:mirror-horizontal="false" draw:mirror-vertical="false" draw:type="line-callout-1" draw:modifiers="-8308.41898097529 84989.4571203777 -1180.84408484583 9397.95436664044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4" draw:text-style-name="P1" draw:layer="layout" svg:width="3.812cm" svg:height="1.026cm" svg:x="5.006cm" svg:y="9.713cm">
            <text:p text:style-name="P1"><text:span text:style-name="T1">This directory contains the</text:span></text:p>
            <text:p text:style-name="P1"><text:span text:style-name="T1">resource files for the project.</text:span></text:p>
            <draw:enhanced-geometry svg:viewBox="0 0 21600 21600" draw:mirror-horizontal="true" draw:type="line-callout-1" draw:modifiers="-10009.756097561 5384.2259006816 -1404.87804878049 11651.801363193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frame draw:style-name="gr15" draw:text-style-name="P4" draw:layer="layout" svg:width="4.202cm" svg:height="6.005cm" svg:x="10.342cm" svg:y="5.151cm">
            <draw:text-box>
              <text:p><text:span text:style-name="T2">project-name</text:span></text:p>
              <text:p><text:span text:style-name="T2">├───</text:span><text:span text:style-name="T2">doc</text:span></text:p>
              <text:p><text:span text:style-name="T2">├───</text:span><text:span text:style-name="T2">include</text:span></text:p>
              <text:p><text:span text:style-name="T2">├───</text:span><text:span text:style-name="T2">os</text:span></text:p>
              <text:p><text:span text:style-name="T2">│ <text:s text:c="2"/>├───</text:span><text:span text:style-name="T2">include</text:span></text:p>
              <text:p><text:span text:style-name="T2">│ <text:s text:c="2"/>└───</text:span><text:span text:style-name="T2">os-name</text:span></text:p>
              <text:p><text:span text:style-name="T2">│ <text:s text:c="6"/>├───</text:span><text:span text:style-name="T2">build</text:span></text:p>
              <text:p><text:span text:style-name="T2">│ <text:s text:c="6"/>│ <text:s text:c="2"/>├───</text:span><text:span text:style-name="T2">bin</text:span></text:p>
              <text:p><text:span text:style-name="T2">│ <text:s text:c="6"/>│ <text:s text:c="2"/>├───</text:span><text:span text:style-name="T2">lib</text:span></text:p>
              <text:p><text:span text:style-name="T2">│ <text:s text:c="6"/>│ <text:s text:c="2"/>└───</text:span><text:span text:style-name="T2">obj</text:span></text:p>
              <text:p><text:span text:style-name="T2">│ <text:s text:c="6"/>└───</text:span><text:span text:style-name="T2">lib</text:span></text:p>
              <text:p><text:span text:style-name="T2">├───</text:span><text:span text:style-name="T2">rc</text:span></text:p>
              <text:p><text:span text:style-name="T2">├───</text:span><text:span text:style-name="T2">src</text:span></text:p>
              <text:p><text:span text:style-name="T2">└───</text:span><text:span text:style-name="T2">tes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stroke-linejoin="bevel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07:44:10.55</meta:creation-date>
    <dc:date>2016-06-17T21:16:56.350000000</dc:date>
    <meta:editing-duration>PT7H35M56S</meta:editing-duration>
    <meta:editing-cycles>173</meta:editing-cycles>
    <meta:generator>LibreOffice/5.1.0.3$Windows_x86 LibreOffice_project/5e3e00a007d9b3b6efb6797a8b8e57b51ab1f737</meta:generator>
    <meta:document-statistic meta:object-count="16"/>
  </office:meta>
</office:document-meta>
</file>